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143.55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Short name of item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Version of item</text:p>
            </office:annotation>
            <text:p>Current Version</text:p>
          </table:table-cell>
          <table:table-cell table:style-name="ce1" office:value-type="string" calcext:value-type="string">
            <office:annotation draw:style-name="gr3" draw:text-style-name="P2" svg:width="82.18pt" svg:height="28.09pt" svg:x="243.89pt" svg:y="0pt" draw:caption-point-x="-17.29pt" draw:caption-point-y="0.28pt">
              <dc:date>2017-09-11T00:00:00</dc:date>
              <text:p text:style-name="P1">Full name of item</text:p>
            </office:annotation>
            <text:p>Item Title</text:p>
          </table:table-cell>
          <table:table-cell table:style-name="ce1" office:value-type="string" calcext:value-type="string">
            <office:annotation draw:style-name="gr4" draw:text-style-name="P2" svg:width="82.18pt" svg:height="16.89pt" svg:x="376.64pt" svg:y="0pt" draw:caption-point-x="-17.29pt" draw:caption-point-y="0.28pt">
              <dc:date>2017-09-11T00:00:00</dc:date>
              <text:p text:style-name="P1">See title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2" draw:text-style-name="P2" svg:width="82.18pt" svg:height="50.49pt" svg:x="480.05pt" svg:y="0pt" draw:caption-point-x="-17.29pt" draw:caption-point-y="0.28pt">
              <dc:date>2017-09-11T00:00:00</dc:date>
              <text:p text:style-name="P1">Date the item is reviewed last time</text:p>
              <text:p text:style-name="P1"/>
            </office:annotation>
            <text:p>Date of last review</text:p>
          </table:table-cell>
          <table:table-cell table:style-name="ce1" office:value-type="string" calcext:value-type="string">
            <office:annotation draw:style-name="gr2" draw:text-style-name="P2" svg:width="82.18pt" svg:height="39.29pt" svg:x="599.7pt" svg:y="0pt" draw:caption-point-x="-17.29pt" draw:caption-point-y="0.28pt">
              <dc:date>2017-09-11T00:00:00</dc:date>
              <text:p text:style-name="P1">Person who reviewed last</text:p>
              <text:p text:style-name="P1"/>
            </office:annotation>
            <text:p>Person who reviewed</text:p>
          </table:table-cell>
          <table:table-cell table:style-name="ce1" office:value-type="string" calcext:value-type="string">
            <office:annotation draw:style-name="gr5" draw:text-style-name="P2" svg:width="82.18pt" svg:height="39.29pt" svg:x="680.74pt" svg:y="0pt" draw:caption-point-x="-17.29pt" draw:caption-point-y="0.28pt">
              <dc:date>2017-09-11T00:00:00</dc:date>
              <text:p text:style-name="P1">Person who is responsible of product</text:p>
            </office:annotation>
            <text:p>Owner</text:p>
          </table:table-cell>
          <table:table-cell table:style-name="ce1" office:value-type="string" calcext:value-type="string">
            <office:annotation draw:style-name="gr6" draw:text-style-name="P2" svg:width="82.18pt" svg:height="50.49pt" svg:x="824.29pt" svg:y="0pt" draw:caption-point-x="-17.29pt" draw:caption-point-y="0.28pt">
              <dc:date>2017-09-11T00:00:00</dc:date>
              <text:p text:style-name="P1">On PC: path from repository</text:p>
              <text:p text:style-name="P1">In world: Room number</text:p>
            </office:annotation>
            <text:p>Location</text:p>
          </table:table-cell>
          <table:table-cell table:style-name="ce1" office:value-type="string" calcext:value-type="string">
            <office:annotation draw:style-name="gr3" draw:text-style-name="P2" svg:width="82.18pt" svg:height="28.09pt" svg:x="900.68pt" svg:y="0pt" draw:caption-point-x="-17.29pt" draw:caption-point-y="0.28pt">
              <dc:date>2017-09-11T00:00:00</dc:date>
              <text:p text:style-name="P1">People who hold a copy of item</text:p>
            </office:annotation>
            <text:p>Copy Holders</text:p>
          </table:table-cell>
          <table:table-cell table:style-name="ce1" office:value-type="string" calcext:value-type="string">
            <office:annotation draw:style-name="gr3" draw:text-style-name="P2" svg:width="82.18pt" svg:height="28.09pt" svg:x="964.69pt" svg:y="0pt" draw:caption-point-x="-17.29pt" draw:caption-point-y="0.28pt">
              <dc:date>2017-09-11T00:00:00</dc:date>
              <text:p text:style-name="P1">What kind of item it is</text:p>
            </office:annotation>
            <text:p>Item type</text:p>
          </table:table-cell>
          <table:table-cell table:style-name="ce1" office:value-type="string" calcext:value-type="string">
            <office:annotation draw:style-name="gr5" draw:text-style-name="P2" svg:width="82.18pt" svg:height="39.29pt" svg:x="1037.25pt" svg:y="0pt" draw:caption-point-x="-17.29pt" draw:caption-point-y="0.28pt">
              <dc:date>2017-09-11T00:00:00</dc:date>
              <text:p text:style-name="P1">Attributes that define the item</text:p>
              <text:p text:style-name="P1"/>
            </office:annotation>
            <text:p>Item attributes</text:p>
          </table:table-cell>
          <table:table-cell table:style-name="ce1" office:value-type="string" calcext:value-type="string">
            <office:annotation draw:style-name="gr7" draw:text-style-name="P2" svg:width="82.18pt" svg:height="61.68pt" svg:x="1115.94pt" svg:y="0pt" draw:caption-point-x="-17.29pt" draw:caption-point-y="0.28pt">
              <dc:date>2017-09-11T00:00:00</dc:date>
              <text:p text:style-name="P1">What stage the item is. Think of development finished reviewing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301.13pt" svg:y="0pt" draw:caption-point-x="-17.29pt" draw:caption-point-y="0.28pt">
              <dc:date>2017-09-11T00:00:00</dc:date>
              <text:p text:style-name="P1">Creater of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2" draw:text-style-name="P2" svg:width="82.18pt" svg:height="61.68pt" svg:x="1514.18pt" svg:y="0pt" draw:caption-point-x="-17.29pt" draw:caption-point-y="0.28pt">
              <dc:date>2017-09-11T00:00:00</dc:date>
              <text:p text:style-name="P1">Write reference to other items here. Item identifier is sufficient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11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11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11-2017</text:p>
          </table:table-cell>
          <table:table-cell table:number-columns-repeated="1008"/>
        </table:table-row>
        <table:table-row table:style-name="ro1" table:number-rows-repeated="46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11T12:15:38.021000000</dc:date>
    <meta:editing-duration>PT16M12S</meta:editing-duration>
    <meta:editing-cycles>3</meta:editing-cycles>
    <meta:generator>LibreOffice/5.3.0.3$Windows_x86 LibreOffice_project/7074905676c47b82bbcfbea1aeefc84afe1c50e1</meta:generator>
    <meta:document-statistic meta:table-count="1" meta:cell-count="58" meta:object-count="0"/>
  </office:meta>
</office:document-meta>
</file>